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5.378cm" fo:min-width="0.136cm" fo:padding-top="0.14cm" fo:padding-bottom="0.14cm" fo:padding-left="0.265cm" fo:padding-right="0.265cm"/>
    </style:style>
    <style:style style:name="gr2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55cm" fo:min-width="0.136cm" fo:padding-top="0.14cm" fo:padding-bottom="0.14cm" fo:padding-left="0.265cm" fo:padding-right="0.265cm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94cm" svg:height="8cm" svg:x="13.83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3cm" svg:y1="2.625cm" svg:x2="14.3cm" svg:y2="13.675cm">
            <text:p/>
          </draw:line>
        </draw:g>
        <draw:line draw:style-name="gr2" draw:text-style-name="P2" draw:layer="layout" svg:x1="11.934cm" svg:y1="13.015cm" svg:x2="18.424cm" svg:y2="6.734cm">
          <text:p/>
        </draw:line>
        <draw:line draw:style-name="gr2" draw:text-style-name="P2" draw:layer="layout" svg:x1="11.525cm" svg:y1="12.609cm" svg:x2="18.025cm" svg:y2="6.308cm">
          <text:p/>
        </draw:line>
        <draw:g>
          <draw:custom-shape draw:style-name="gr3" draw:text-style-name="P1" draw:layer="layout" svg:width="0.94cm" svg:height="4cm" svg:x="6.83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301cm" svg:y1="2.625cm" svg:x2="7.301cm" svg:y2="13.675cm">
            <text:p/>
          </draw:line>
        </draw:g>
        <draw:line draw:style-name="gr4" draw:text-style-name="P2" draw:layer="layout" svg:x1="2.912cm" svg:y1="7.904cm" svg:x2="2.912cm" svg:y2="11.054cm">
          <text:p/>
        </draw:line>
        <draw:line draw:style-name="gr4" draw:text-style-name="P2" draw:layer="layout" svg:x1="9.652cm" svg:y1="7.904cm" svg:x2="9.652cm" svg:y2="10.254cm">
          <text:p/>
        </draw:line>
        <draw:g>
          <draw:line draw:style-name="gr5" draw:text-style-name="P2" draw:layer="layout" svg:x1="2.908cm" svg:y1="9.707cm" svg:x2="2.969cm" svg:y2="6.208cm">
            <text:p/>
          </draw:line>
          <draw:line draw:style-name="gr6" draw:text-style-name="P2" draw:layer="layout" svg:x1="2.566cm" svg:y1="9.252cm" svg:x2="2.862cm" svg:y2="9.507cm">
            <text:p/>
          </draw:line>
          <draw:line draw:style-name="gr6" draw:text-style-name="P2" draw:layer="layout" svg:x1="2.571cm" svg:y1="8.952cm" svg:x2="2.867cm" svg:y2="9.207cm">
            <text:p/>
          </draw:line>
          <draw:line draw:style-name="gr6" draw:text-style-name="P2" draw:layer="layout" svg:x1="2.577cm" svg:y1="8.652cm" svg:x2="2.873cm" svg:y2="8.907cm">
            <text:p/>
          </draw:line>
          <draw:line draw:style-name="gr6" draw:text-style-name="P2" draw:layer="layout" svg:x1="2.582cm" svg:y1="8.352cm" svg:x2="2.878cm" svg:y2="8.607cm">
            <text:p/>
          </draw:line>
          <draw:line draw:style-name="gr6" draw:text-style-name="P2" draw:layer="layout" svg:x1="2.587cm" svg:y1="8.052cm" svg:x2="2.883cm" svg:y2="8.307cm">
            <text:p/>
          </draw:line>
          <draw:line draw:style-name="gr6" draw:text-style-name="P2" draw:layer="layout" svg:x1="2.592cm" svg:y1="7.752cm" svg:x2="2.888cm" svg:y2="8.007cm">
            <text:p/>
          </draw:line>
          <draw:line draw:style-name="gr6" draw:text-style-name="P2" draw:layer="layout" svg:x1="2.598cm" svg:y1="7.452cm" svg:x2="2.894cm" svg:y2="7.707cm">
            <text:p/>
          </draw:line>
          <draw:line draw:style-name="gr6" draw:text-style-name="P2" draw:layer="layout" svg:x1="2.603cm" svg:y1="7.152cm" svg:x2="2.899cm" svg:y2="7.407cm">
            <text:p/>
          </draw:line>
          <draw:line draw:style-name="gr6" draw:text-style-name="P2" draw:layer="layout" svg:x1="2.608cm" svg:y1="6.852cm" svg:x2="2.904cm" svg:y2="7.107cm">
            <text:p/>
          </draw:line>
          <draw:line draw:style-name="gr6" draw:text-style-name="P2" draw:layer="layout" svg:x1="2.613cm" svg:y1="6.552cm" svg:x2="2.909cm" svg:y2="6.807cm">
            <text:p/>
          </draw:line>
          <draw:line draw:style-name="gr6" draw:text-style-name="P2" draw:layer="layout" svg:x1="2.619cm" svg:y1="6.252cm" svg:x2="2.915cm" svg:y2="6.507cm">
            <text:p/>
          </draw:line>
        </draw:g>
        <draw:line draw:style-name="gr7" draw:text-style-name="P2" draw:layer="layout" svg:x1="2.962cm" svg:y1="6.254cm" svg:x2="7.302cm" svg:y2="6.254cm">
          <text:p/>
        </draw:line>
        <draw:line draw:style-name="gr7" draw:text-style-name="P2" draw:layer="layout" svg:x1="7.3cm" svg:y1="6.254cm" svg:x2="14.3cm" svg:y2="11.384cm">
          <text:p/>
        </draw:line>
        <draw:line draw:style-name="gr8" draw:text-style-name="P2" draw:layer="layout" svg:x1="2.288cm" svg:y1="7.854cm" svg:x2="2.29cm" svg:y2="6.354cm">
          <text:p/>
        </draw:line>
        <draw:line draw:style-name="gr8" draw:text-style-name="P2" draw:layer="layout" svg:x1="12.588cm" svg:y1="9.794cm" svg:x2="12.59cm" svg:y2="8.154cm">
          <text:p/>
        </draw:line>
        <draw:g>
          <svg:title>TexMaths</svg:title>
          <svg:desc>18§latex§$G$§svg§600§TRUE§</svg:desc>
          <draw:g>
            <draw:path draw:style-name="gr9" draw:text-style-name="P3" draw:layer="layout" svg:width="0.444cm" svg:height="0.456cm" svg:x="1.463cm" svg:y="6.8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<text:p/>
            </draw:path>
          </draw:g>
        </draw:g>
        <draw:g>
          <svg:title>TexMaths</svg:title>
          <svg:desc>18§latex§$B$§svg§600§TRUE§</svg:desc>
          <draw:g>
            <draw:path draw:style-name="gr9" draw:text-style-name="P3" draw:layer="layout" svg:width="0.449cm" svg:height="0.429cm" svg:x="12.765cm" svg:y="8.7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g>
          <draw:line draw:style-name="gr8" draw:text-style-name="P2" draw:layer="layout" svg:x1="7.472cm" svg:y1="10.254cm" svg:x2="9.472cm" svg:y2="10.256cm">
            <text:p/>
          </draw:line>
          <draw:g>
            <svg:title>TexMaths</svg:title>
            <svg:desc>18§latex§$f_{1}$§svg§600§FALSE§</svg:desc>
            <draw:g>
              <draw:path draw:style-name="gr10" draw:text-style-name="P4" draw:layer="layout" svg:width="0.449cm" svg:height="0.506cm" svg:x="8.266cm" svg:y="9.969cm" svg:viewBox="0 0 450 507" svg:d="M0 0c150 0 300 0 450 0 0 169 0 338 0 507-150 0-300 0-450 0 0-169 0-338 0-507z">
                <text:p/>
              </draw:path>
              <draw:path draw:style-name="gr9" draw:text-style-name="P3" draw:layer="layout" svg:width="0.311cm" svg:height="0.571cm" svg:x="8.268cm" svg:y="9.937cm" svg:viewBox="0 0 312 572" svg:d="M195 192c18 0 36 0 54 0 13 0 20 0 20-13 0-7-7-7-18-7-17 0-35 0-52 0 5-24 9-48 14-72 2-12 11-57 15-64 5-13 16-22 30-22 2 0 18 0 31 11-29 2-34 25-34 34 0 15 10 22 23 22 16 0 34-13 34-38 0-29-29-43-54-43-21 0-61 11-81 74-3 12-5 19-19 98-15 0-29 0-43 0-13 0-20 0-20 13 0 7 5 7 18 7 14 0 27 0 41 0-15 82-31 165-46 247-13 61-24 119-56 119-2 0-18 0-30-11 30-2 35-25 35-34 0-15-12-22-23-22-16 0-34 13-34 38 0 29 27 43 52 43 34 0 59-38 72-61 19-39 34-117 34-120 12-66 25-133 37-199z">
                <text:p/>
              </draw:path>
              <draw:path draw:style-name="gr9" draw:text-style-name="P3" draw:layer="layout" svg:width="0.159cm" svg:height="0.291cm" svg:x="8.588cm" svg:y="10.183cm" svg:viewBox="0 0 160 292" svg:d="M99 13c0-13 0-13-13-13-29 27-68 27-86 27 0 5 0 11 0 16 11 0 39 0 63-13 0 76 0 151 0 226 0 15 0 20-43 20-6 0-11 0-16 0 0 6 0 11 0 16 7-2 61-2 77-2 14 0 70 0 79 2 0-5 0-10 0-16-6 0-11 0-17 0-44 0-44-5-44-20 0-81 0-162 0-243z">
                <text:p/>
              </draw:path>
            </draw:g>
          </draw:g>
        </draw:g>
        <draw:g>
          <draw:g>
            <draw:frame draw:style-name="gr11" draw:text-style-name="P5" draw:layer="layout" svg:width="4.946cm" svg:height="0.962cm" svg:x="3.916cm" svg:y="0.73cm">
              <draw:text-box>
                <text:p>Strahlengang</text:p>
              </draw:text-box>
            </draw:frame>
            <draw:line draw:style-name="gr12" draw:text-style-name="P2" draw:layer="layout" svg:x1="1.861cm" svg:y1="1.146cm" svg:x2="3.821cm" svg:y2="1.117cm">
              <text:p/>
            </draw:line>
          </draw:g>
          <draw:g>
            <draw:frame draw:style-name="gr11" draw:text-style-name="P5" draw:layer="layout" svg:width="4.946cm" svg:height="0.962cm" svg:x="3.909cm" svg:y="1.73cm">
              <draw:text-box>
                <text:p>Brennpunkt</text:p>
              </draw:text-box>
            </draw:frame>
            <draw:custom-shape draw:style-name="gr13" draw:text-style-name="P6" draw:layer="layout" svg:width="0.25cm" svg:height="0.25cm" svg:x="2.714cm" svg:y="2.1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" draw:text-style-name="P7" draw:layer="layout" svg:width="4.05cm" svg:height="1cm" svg:x="1cm" svg:y="4.8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4.162cm" svg:height="0.962cm" svg:x="1cm" svg:y="4.83cm">
            <draw:text-box>
              <text:p>Gegenstand</text:p>
            </draw:text-box>
          </draw:frame>
        </draw:g>
        <draw:line draw:style-name="gr15" draw:text-style-name="P2" draw:layer="layout" svg:x1="3.149cm" svg:y1="7.954cm" svg:x2="20.029cm" svg:y2="7.956cm">
          <text:p/>
        </draw:line>
        <draw:line draw:style-name="gr7" draw:text-style-name="P2" draw:layer="layout" svg:x1="2.962cm" svg:y1="6.254cm" svg:x2="14.302cm" svg:y2="10.704cm">
          <text:p/>
        </draw:line>
        <draw:g>
          <draw:line draw:style-name="gr8" draw:text-style-name="P2" draw:layer="layout" svg:x1="7.472cm" svg:y1="13.354cm" svg:x2="14.132cm" svg:y2="13.356cm">
            <text:p/>
          </draw:line>
          <draw:g>
            <svg:title>TexMaths</svg:title>
            <svg:desc>18§latex§$d$§svg§600§FALSE§</svg:desc>
            <draw:g>
              <draw:path draw:style-name="gr10" draw:text-style-name="P4" draw:layer="layout" svg:width="0.257cm" svg:height="0.377cm" svg:x="10.774cm" svg:y="13.069cm" svg:viewBox="0 0 258 378" svg:d="M0 0c86 0 172 0 258 0 0 126 0 252 0 378-86 0-172 0-258 0 0-126 0-252 0-378z">
                <text:p/>
              </draw:path>
              <draw:path draw:style-name="gr9" draw:text-style-name="P3" draw:layer="layout" svg:width="0.296cm" svg:height="0.442cm" svg:x="10.767cm" svg:y="13.037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  <text:p/>
              </draw:path>
            </draw:g>
          </draw:g>
        </draw:g>
        <draw:line draw:style-name="gr4" draw:text-style-name="P2" draw:layer="layout" svg:x1="12.3cm" svg:y1="3.304cm" svg:x2="12.3cm" svg:y2="7.954cm">
          <text:p/>
        </draw:line>
        <draw:custom-shape draw:style-name="gr13" draw:text-style-name="P6" draw:layer="layout" svg:width="0.25cm" svg:height="0.25cm" svg:x="12.175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512cm" svg:y="7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5.172cm" svg:y1="10.255cm" svg:x2="7.172cm" svg:y2="10.257cm">
            <text:p/>
          </draw:line>
          <draw:g>
            <svg:title>TexMaths</svg:title>
            <svg:desc>18§latex§$f_{1}$§svg§600§FALSE§</svg:desc>
            <draw:g>
              <draw:path draw:style-name="gr10" draw:text-style-name="P4" draw:layer="layout" svg:width="0.449cm" svg:height="0.506cm" svg:x="5.966cm" svg:y="9.97cm" svg:viewBox="0 0 450 507" svg:d="M0 0c150 0 300 0 450 0 0 169 0 338 0 507-150 0-300 0-450 0 0-169 0-338 0-507z">
                <text:p/>
              </draw:path>
              <draw:path draw:style-name="gr9" draw:text-style-name="P3" draw:layer="layout" svg:width="0.311cm" svg:height="0.571cm" svg:x="5.968cm" svg:y="9.938cm" svg:viewBox="0 0 312 572" svg:d="M195 192c18 0 36 0 54 0 13 0 20 0 20-13 0-7-7-7-18-7-17 0-35 0-52 0 5-24 9-48 14-72 2-12 11-57 15-64 5-13 16-22 30-22 2 0 18 0 31 11-29 2-34 25-34 34 0 15 10 22 23 22 16 0 34-13 34-38 0-29-29-43-54-43-21 0-61 11-81 74-3 12-5 19-19 98-15 0-29 0-43 0-13 0-20 0-20 13 0 7 5 7 18 7 14 0 27 0 41 0-15 82-31 165-46 247-13 61-24 119-56 119-2 0-18 0-30-11 30-2 35-25 35-34 0-15-12-22-23-22-16 0-34 13-34 38 0 29 27 43 52 43 34 0 59-38 72-61 19-39 34-117 34-120 12-66 25-133 37-199z">
                <text:p/>
              </draw:path>
              <draw:path draw:style-name="gr9" draw:text-style-name="P3" draw:layer="layout" svg:width="0.159cm" svg:height="0.291cm" svg:x="6.288cm" svg:y="10.184cm" svg:viewBox="0 0 160 292" svg:d="M99 13c0-13 0-13-13-13-29 27-68 27-86 27 0 5 0 11 0 16 11 0 39 0 63-13 0 76 0 151 0 226 0 15 0 20-43 20-6 0-11 0-16 0 0 6 0 11 0 16 7-2 61-2 77-2 14 0 70 0 79 2 0-5 0-10 0-16-6 0-11 0-17 0-44 0-44-5-44-20 0-81 0-162 0-243z">
                <text:p/>
              </draw:path>
            </draw:g>
          </draw:g>
        </draw:g>
        <draw:line draw:style-name="gr4" draw:text-style-name="P2" draw:layer="layout" svg:x1="4.953cm" svg:y1="7.897cm" svg:x2="4.953cm" svg:y2="10.247cm">
          <text:p/>
        </draw:line>
        <draw:custom-shape draw:style-name="gr13" draw:text-style-name="P6" draw:layer="layout" svg:width="0.25cm" svg:height="0.25cm" svg:x="4.813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12.472cm" svg:y1="3.555cm" svg:x2="14.132cm" svg:y2="3.557cm">
            <text:p/>
          </draw:line>
          <draw:g>
            <svg:title>TexMaths</svg:title>
            <svg:desc>18§latex§$f_{2}$§svg§600§FALSE§</svg:desc>
            <draw:g>
              <draw:path draw:style-name="gr10" draw:text-style-name="P4" draw:layer="layout" svg:width="0.464cm" svg:height="0.506cm" svg:x="13.067cm" svg:y="3.271cm" svg:viewBox="0 0 465 507" svg:d="M0 0c155 0 310 0 465 0 0 169 0 338 0 507-155 0-310 0-465 0 0-169 0-338 0-507z">
                <text:p/>
              </draw:path>
              <draw:path draw:style-name="gr9" draw:text-style-name="P3" draw:layer="layout" svg:width="0.311cm" svg:height="0.571cm" svg:x="13.069cm" svg:y="3.239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9" draw:text-style-name="P3" draw:layer="layout" svg:width="0.193cm" svg:height="0.291cm" svg:x="13.37cm" svg:y="3.485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g>
          <draw:line draw:style-name="gr8" draw:text-style-name="P2" draw:layer="layout" svg:x1="14.472cm" svg:y1="3.556cm" svg:x2="16.132cm" svg:y2="3.558cm">
            <text:p/>
          </draw:line>
          <draw:g>
            <svg:title>TexMaths</svg:title>
            <svg:desc>18§latex§$f_{2}$§svg§600§FALSE§</svg:desc>
            <draw:g>
              <draw:path draw:style-name="gr10" draw:text-style-name="P4" draw:layer="layout" svg:width="0.464cm" svg:height="0.506cm" svg:x="15.067cm" svg:y="3.272cm" svg:viewBox="0 0 465 507" svg:d="M0 0c155 0 310 0 465 0 0 169 0 338 0 507-155 0-310 0-465 0 0-169 0-338 0-507z">
                <text:p/>
              </draw:path>
              <draw:path draw:style-name="gr9" draw:text-style-name="P3" draw:layer="layout" svg:width="0.311cm" svg:height="0.571cm" svg:x="15.069cm" svg:y="3.24cm" svg:viewBox="0 0 312 572" svg:d="M196 192c18 0 37 0 55 0 13 0 18 0 18-13 0-7-5-7-16-7-17 0-35 0-52 0 4-24 8-48 13-72 1-12 10-57 14-64 5-13 16-22 30-22 2 0 18 0 31 11-29 2-34 25-34 34 0 15 11 22 23 22 16 0 34-13 34-38 0-29-28-43-54-43-21 0-61 11-80 74-4 12-6 19-20 98-14 0-29 0-43 0-13 0-20 0-20 13 0 7 5 7 18 7 14 0 28 0 41 0-15 82-31 165-46 247-13 61-24 119-56 119-2 0-18 0-30-11 30-2 35-25 35-34 0-15-12-22-23-22-16 0-34 13-34 38 0 29 27 43 52 43 36 0 61-38 72-61 20-39 34-117 34-120 12-66 25-133 38-199z">
                <text:p/>
              </draw:path>
              <draw:path draw:style-name="gr9" draw:text-style-name="P3" draw:layer="layout" svg:width="0.193cm" svg:height="0.291cm" svg:x="15.37cm" svg:y="3.486cm" svg:viewBox="0 0 194 292" svg:d="M194 212c-5 0-10 0-15 0-1 9-7 35-12 39-4 4-38 4-43 4-27 0-54 0-81 0 47-42 61-54 88-74 32-27 63-54 63-95 0-54-47-86-102-86-56 0-92 38-92 79 0 21 18 23 23 23 11 0 24-7 24-23 0-7-4-23-27-23 14-31 43-40 64-40 45 0 67 34 67 70 0 38-27 68-42 84-35 35-70 70-105 104-4 4-4 6-4 18 60 0 121 0 181 0 4-27 9-54 13-80z">
                <text:p/>
              </draw:path>
            </draw:g>
          </draw:g>
        </draw:g>
        <draw:line draw:style-name="gr4" draw:text-style-name="P2" draw:layer="layout" svg:x1="16.305cm" svg:y1="3.297cm" svg:x2="16.305cm" svg:y2="7.947cm">
          <text:p/>
        </draw:line>
        <draw:custom-shape draw:style-name="gr13" draw:text-style-name="P6" draw:layer="layout" svg:width="0.25cm" svg:height="0.25cm" svg:x="16.18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3cm" svg:y1="9.9cm" svg:x2="14.3cm" svg:y2="9.9cm">
          <text:p/>
        </draw:line>
        <draw:line draw:style-name="gr7" draw:text-style-name="P2" draw:layer="layout" svg:x1="14.336cm" svg:y1="9.876cm" svg:x2="18.025cm" svg:y2="6.307cm">
          <text:p/>
        </draw:line>
        <draw:line draw:style-name="gr7" draw:text-style-name="P2" draw:layer="layout" svg:x1="14.334cm" svg:y1="10.695cm" svg:x2="18.424cm" svg:y2="6.734cm">
          <text:p/>
        </draw:line>
        <draw:line draw:style-name="gr7" draw:text-style-name="P2" draw:layer="layout" svg:x1="14.334cm" svg:y1="11.395cm" svg:x2="18.826cm" svg:y2="7.046cm">
          <text:p/>
        </draw:line>
        <draw:line draw:style-name="gr2" draw:text-style-name="P2" draw:layer="layout" svg:x1="12.236cm" svg:y1="13.417cm" svg:x2="18.826cm" svg:y2="7.046cm">
          <text:p/>
        </draw:line>
        <draw:path draw:style-name="gr16" draw:text-style-name="P2" draw:layer="layout" svg:width="0.749cm" svg:height="0.249cm" draw:transform="rotate (-1.48352986419518) translate (15.3661561699506cm 7.98962771454163cm)" svg:viewBox="0 0 750 250" svg:d="M0 250c500 0 750-250 750-250">
          <text:p/>
        </draw:path>
        <draw:g>
          <svg:title>TexMaths</svg:title>
          <svg:desc>14§latex§$\beta$§svg§600§TRUE§</svg:desc>
          <draw:g>
            <draw:path draw:style-name="gr9" draw:text-style-name="P3" draw:layer="layout" svg:width="0.265cm" svg:height="0.439cm" svg:x="15.44cm" svg:y="8.063cm" svg:viewBox="0 0 266 440" svg:d="M266 67c0-36-26-67-67-67-28 0-42 8-58 21-27 20-53 67-63 103-26 104-52 207-78 310 0 3 3 6 7 6 3 0 6-1 6-3 11-44 22-89 33-134 10 29 31 48 67 48 35 0 72-19 93-40 24-22 39-54 39-89 0-36-18-61-35-74 28-15 56-46 56-81zM178 148c-5 3-11 3-23 3-7 0-17 1-21-2 1-4 18-4 23-4 10 0 16 0 21 3zM238 56c0 33-18 70-43 84-13-5-22-6-38-6-9 0-37 0-37 15 0 14 25 13 33 13 18 0 25 0 41-6 18 17 21 33 21 55 1 28-10 66-24 84-20 26-52 44-80 44-37 0-55-28-55-62 0-6 0-13 3-23 10-41 20-82 30-123 11-42 46-120 105-120 27 0 44 16 44 45z">
              <text:p/>
            </draw:path>
          </draw:g>
        </draw:g>
        <draw:g>
          <draw:custom-shape draw:style-name="gr17" draw:text-style-name="P7" draw:layer="layout" svg:width="1.55cm" svg:height="1cm" svg:x="11.512cm" svg:y="6.5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1.62cm" svg:height="0.962cm" svg:x="11.512cm" svg:y="6.53cm">
            <draw:text-box>
              <text:p>Bild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11T11:13:25.667670941</dc:date>
    <meta:editing-duration>PT3H12M10S</meta:editing-duration>
    <meta:editing-cycles>33</meta:editing-cycles>
    <meta:generator>LibreOffice/7.3.7.2$Linux_X86_64 LibreOffice_project/30$Build-2</meta:generator>
    <meta:document-statistic meta:object-count="98"/>
  </office:meta>
</office:document-meta>
</file>